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font-size="10pt" fo:font-weight="normal" officeooo:rsid="0019cbea" officeooo:paragraph-rsid="0019cbea" style:font-size-asian="10pt" style:font-weight-asian="normal" style:font-size-complex="10pt" style:font-weight-complex="normal"/>
    </style:style>
    <style:style style:name="P2" style:family="paragraph" style:parent-style-name="Standard">
      <style:text-properties style:font-name="Arial" fo:font-size="10pt" fo:font-weight="normal" officeooo:rsid="001a14cb" officeooo:paragraph-rsid="001a14cb" style:font-size-asian="10pt" style:font-weight-asian="normal" style:font-size-complex="10pt" style:font-weight-complex="normal"/>
    </style:style>
    <style:style style:name="P3" style:family="paragraph" style:parent-style-name="Standard">
      <style:text-properties officeooo:rsid="001a14cb" officeooo:paragraph-rsid="001a14cb"/>
    </style:style>
    <style:style style:name="P4" style:family="paragraph" style:parent-style-name="Standard">
      <style:text-properties fo:font-weight="bold" officeooo:rsid="001c1094" officeooo:paragraph-rsid="001c1094" style:font-weight-asian="bold" style:font-weight-complex="bold"/>
    </style:style>
    <style:style style:name="P5" style:family="paragraph" style:parent-style-name="Standard">
      <style:text-properties fo:font-weight="bold" officeooo:rsid="001d9ee7" officeooo:paragraph-rsid="001d9ee7" style:font-weight-asian="bold" style:font-weight-complex="bold"/>
    </style:style>
    <style:style style:name="P6" style:family="paragraph" style:parent-style-name="Standard">
      <style:text-properties style:font-name="Arial" fo:font-size="10pt" fo:font-weight="bold" officeooo:rsid="0019cbea" officeooo:paragraph-rsid="0019cbea" style:font-size-asian="10pt" style:font-weight-asian="bold" style:font-size-complex="10pt" style:font-weight-complex="bold"/>
    </style:style>
    <style:style style:name="P7" style:family="paragraph" style:parent-style-name="Standard" style:list-style-name="L1">
      <style:text-properties style:font-name="Arial" fo:font-size="10pt" fo:font-weight="normal" officeooo:rsid="001a14cb" officeooo:paragraph-rsid="001a14cb" style:font-size-asian="10pt" style:font-weight-asian="normal" style:font-size-complex="10pt" style:font-weight-complex="normal"/>
    </style:style>
    <style:style style:name="P8" style:family="paragraph" style:parent-style-name="Standard">
      <style:text-properties style:font-name="Arial" fo:font-size="10pt" fo:font-weight="normal" officeooo:rsid="001a14cb" officeooo:paragraph-rsid="001a14cb" style:font-size-asian="10pt" style:font-weight-asian="normal" style:font-size-complex="10pt" style:font-weight-complex="normal"/>
    </style:style>
    <style:style style:name="P9" style:family="paragraph" style:parent-style-name="Standard">
      <style:text-properties style:font-name="Arial" fo:font-size="10pt" fo:font-weight="normal" officeooo:rsid="001c1094" officeooo:paragraph-rsid="001c1094" style:font-size-asian="10pt" style:font-weight-asian="normal" style:font-size-complex="10pt" style:font-weight-complex="normal"/>
    </style:style>
    <style:style style:name="P10" style:family="paragraph" style:parent-style-name="Standard">
      <style:text-properties style:font-name="Arial" fo:font-size="10pt" fo:font-weight="normal" officeooo:rsid="0019cbea" officeooo:paragraph-rsid="0019cbea" style:font-size-asian="10pt" style:font-weight-asian="normal" style:font-size-complex="10pt" style:font-weight-complex="normal"/>
    </style:style>
    <style:style style:name="P11" style:family="paragraph" style:parent-style-name="Standard">
      <style:text-properties style:font-name="Arial" fo:font-size="10pt" fo:font-weight="normal" officeooo:rsid="001f96b7" officeooo:paragraph-rsid="001f96b7" style:font-size-asian="10pt" style:font-weight-asian="normal" style:font-size-complex="10pt" style:font-weight-complex="normal"/>
    </style:style>
    <style:style style:name="P12" style:family="paragraph" style:parent-style-name="Standard">
      <style:text-properties style:font-name="Arial" fo:font-size="10pt" fo:font-weight="normal" officeooo:rsid="00212b1d" officeooo:paragraph-rsid="00212b1d" style:font-size-asian="10pt" style:font-weight-asian="normal" style:font-size-complex="10pt" style:font-weight-complex="normal"/>
    </style:style>
    <style:style style:name="P13" style:family="paragraph" style:parent-style-name="Standard">
      <style:text-properties style:font-name="Arial" fo:font-size="10pt" fo:font-weight="normal" officeooo:rsid="00214ac0" officeooo:paragraph-rsid="00214ac0" style:font-size-asian="10pt" style:font-weight-asian="normal" style:font-size-complex="10pt" style:font-weight-complex="normal"/>
    </style:style>
    <style:style style:name="P14" style:family="paragraph" style:parent-style-name="Standard">
      <style:text-properties style:font-name="Arial" fo:font-size="12pt" fo:font-weight="bold" officeooo:rsid="001d43c7" officeooo:paragraph-rsid="001d43c7" style:font-size-asian="12pt" style:font-weight-asian="bold" style:font-size-complex="12pt" style:font-weight-complex="bold"/>
    </style:style>
    <style:style style:name="P15" style:family="paragraph" style:parent-style-name="Standard" style:list-style-name="L1">
      <style:text-properties officeooo:paragraph-rsid="001a14cb"/>
    </style:style>
    <style:style style:name="P16" style:family="paragraph" style:parent-style-name="Standard" style:list-style-name="L1">
      <style:text-properties officeooo:rsid="001c1094" officeooo:paragraph-rsid="001c1094"/>
    </style:style>
    <style:style style:name="P17" style:family="paragraph" style:parent-style-name="Standard">
      <style:text-properties officeooo:paragraph-rsid="00212b1d"/>
    </style:style>
    <style:style style:name="P18" style:family="paragraph" style:parent-style-name="Standard">
      <style:text-properties fo:font-weight="bold" officeooo:rsid="001d43c7" officeooo:paragraph-rsid="0019cbea" style:font-weight-asian="bold" style:font-weight-complex="bold"/>
    </style:style>
    <style:style style:name="T1" style:family="text">
      <style:text-properties officeooo:rsid="001a14cb"/>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font-name="Arial" fo:font-size="10pt" fo:font-weight="normal" officeooo:rsid="001a14cb" style:font-size-asian="10pt" style:font-weight-asian="normal" style:font-size-complex="10pt" style:font-weight-complex="normal"/>
    </style:style>
    <style:style style:name="T4" style:family="text">
      <style:text-properties style:font-name="Arial" fo:font-size="10pt" fo:font-weight="normal" officeooo:rsid="001c1094" style:font-size-asian="10pt" style:font-weight-asian="normal" style:font-size-complex="10pt" style:font-weight-complex="normal"/>
    </style:style>
    <style:style style:name="T5" style:family="text">
      <style:text-properties style:font-name="Arial" fo:font-size="10pt" fo:font-weight="normal" officeooo:rsid="001f3e5b" style:font-size-asian="10pt" style:font-weight-asian="normal" style:font-size-complex="10pt" style:font-weight-complex="normal"/>
    </style:style>
    <style:style style:name="T6" style:family="text">
      <style:text-properties style:font-name="Arial" fo:font-size="10pt" fo:font-weight="normal" officeooo:rsid="001f96b7" style:font-size-asian="10pt" style:font-weight-asian="normal" style:font-size-complex="10pt" style:font-weight-complex="normal"/>
    </style:style>
    <style:style style:name="T7" style:family="text">
      <style:text-properties style:font-name="Arial" fo:font-size="10pt" fo:font-weight="normal" officeooo:rsid="00212b1d" style:font-size-asian="10pt" style:font-weight-asian="normal" style:font-size-complex="10pt" style:font-weight-complex="normal"/>
    </style:style>
    <style:style style:name="T8" style:family="text">
      <style:text-properties style:font-name="Arial" fo:font-size="10pt" fo:font-weight="normal" officeooo:rsid="00214ac0" style:font-size-asian="10pt" style:font-weight-asian="normal" style:font-size-complex="10pt" style:font-weight-complex="normal"/>
    </style:style>
    <style:style style:name="T9" style:family="text">
      <style:text-properties style:font-name="Arial" fo:font-size="10pt" style:font-size-asian="10pt" style:font-size-complex="10pt"/>
    </style:style>
    <style:style style:name="T10" style:family="text">
      <style:text-properties fo:font-weight="bold" style:font-weight-asian="bold" style:font-weight-complex="bold"/>
    </style:style>
    <style:style style:name="T11" style:family="text">
      <style:text-properties officeooo:rsid="001f96b7"/>
    </style:style>
    <style:style style:name="T12" style:family="text">
      <style:text-properties officeooo:rsid="00212b1d"/>
    </style:style>
    <style:style style:name="T13" style:family="text">
      <style:text-properties officeooo:rsid="00214a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imulateur d’élevage : <text:span text:style-name="T11">A</text:span>ppel d’offre</text:p>
      <text:p text:style-name="P6"/>
      <text:p text:style-name="P1"><text:span text:style-name="T11">Bonjour, je m’appelle</text:span> Christine Bache, <text:span text:style-name="T11">je suis une </text:span>cavalière <text:span text:style-name="T11">poney de </text:span>quatorze ans, passionnée par l’élevage de <text:span text:style-name="T11">chevaux</text:span>, <text:span text:style-name="T11">j’</text:span>aime aussi les vaches, <text:span text:style-name="T11">les chats, les chiens et tout les animaux. Je</text:span> <text:span text:style-name="T11">m</text:span>’intéresse <text:span text:style-name="T11">vraiment </text:span>beaucoup à la génétique mais <text:span text:style-name="T11">je n’aurais</text:span> <text:span text:style-name="T11">pas de cours sur le sujet avant la</text:span> terminale.</text:p>
      <text:p text:style-name="P1"/>
      <text:p text:style-name="P17"><text:span text:style-name="T6">Je veux être éleveuse de poneys plus tard, en attendant j’ai un élevage </text:span><text:span text:style-name="T7">imaginaire, </text:span><text:span text:style-name="T8">le Haras de l’Orguenais, </text:span><text:span text:style-name="T6">sur des carnets, avec deux copines qui en ont aussi. Nous faisons partie de l’A</text:span><text:span text:style-name="T8">ssociation</text:span><text:span text:style-name="T6"> des Amis des Animaux (AAA), pour rentrer dans notre club il faut avoir un haras</text:span><text:span text:style-name="T7"> </text:span><text:span text:style-name="T6">et s’engager à ramasser les ver</text:span><text:span text:style-name="T8">s</text:span><text:span text:style-name="T6"> de terre dans la cour pour que les </text:span><text:span text:style-name="T8">autres </text:span><text:span text:style-name="T6">collégiens ne marchent pas dessus. </text:span><text:span text:style-name="T7">Et aussi dresser et faire travailler nos chevaux imaginaires dans la cour. </text:span><text:span text:style-name="T8">(Une fois qu’on a bien ramassé les vers).</text:span></text:p>
      <text:p text:style-name="P17"><text:span text:style-name="T7"/></text:p>
      <text:p text:style-name="P17"><text:span text:style-name="T6">Mais comme je ne connaît pas la génétique c’est n’importe quoi pour la transmission des robes. Et puis je dois dessiner tous mes animaux à la main, et comme j’ai des centaines de chevaux et poneys, ça me donne trop de travail, mon élevage </text:span><text:span text:style-name="T7">imaginaire</text:span><text:span text:style-name="T6"> devient plus lent que le temps réel. </text:span></text:p>
      <text:p text:style-name="Standard"><text:span text:style-name="T6"/></text:p>
      <text:p text:style-name="P11">Je voudrais un élevage virtuel qui marche sur mon ordinateur, <text:span text:style-name="T12">qui crée des chevaux (et d’autres animaux, j’ai aussi deux vaches, des chiens et des chats), avec les vrais gènes et que ça les transmette aléatoirement aux poulains. Il faudrait que ça soit réaliste au point de vue de la biologie de l’espèce et que ça fasse les pedigree et la consanguinité. Il faudrait qu’on puisse faire plusieurs élevages pour que je puisse continuer à acheter et à vendre des chevaux aux deux Pascale où à des gens qui n’existent pas. Peut-être même que d’autres personnes y joueraient si c’était bien fait, il faudrait qu’il y ait des images avec toutes les robes possibles.</text:span></text:p>
      <text:p text:style-name="P11"/>
      <text:p text:style-name="P12">Ça serait bien aussi qu’on puisse faire des compétitions et des concours d’élevage pour savoir qui à les meilleurs chevaux. <text:span text:style-name="T13">Pour l’instant on a décidé que Pascale avait un étalon arabe noir le plus rapide du monde, l’autre Pascale un étalon arabe noir le meilleur en saut d’obstacles du monde, et moi la ponette la plus intelligente du monde, une Shetland nommée Fanny, elle sait même lire (mais elle ne joue pas aux échecs comme Jolly Jumper). Maintenant on aimerait un peu plus de réalisme.</text:span></text:p>
      <text:p text:style-name="P12"/>
      <text:p text:style-name="P13">Budget : Je ne peux pas payer pour ça malheureusement. J’économise tout mon argent de poche pour acheter Demoiselle, c’est une vraie ponette Welsh. Je ne peux pas non plus programmer tout ça moi-même sur mon Apple IIc, je sais juste faire un peu de Basic avec des GOTO et des RETURN un peu partout.</text:p>
      <text:p text:style-name="P11"/>
      <text:p text:style-name="P18"><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6:14:16.833000000</meta:creation-date>
    <meta:generator>LibreOffice/6.2.7.1$Windows_X86_64 LibreOffice_project/23edc44b61b830b7d749943e020e96f5a7df63bf</meta:generator>
    <dc:date>2020-01-20T22:34:29.103000000</dc:date>
    <meta:editing-duration>PT29M46S</meta:editing-duration>
    <meta:editing-cycles>6</meta:editing-cycles>
    <meta:document-statistic meta:table-count="0" meta:image-count="0" meta:object-count="0" meta:page-count="1" meta:paragraph-count="7" meta:word-count="448" meta:character-count="2576" meta:non-whitespace-character-count="2134"/>
  </office:meta>
</office:document-meta>
</file>